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2c43" officeooo:paragraph-rsid="00182c43"/>
    </style:style>
    <style:style style:name="P2" style:family="paragraph" style:parent-style-name="Standard">
      <style:text-properties officeooo:rsid="00182c43" officeooo:paragraph-rsid="00185df9"/>
    </style:style>
    <style:style style:name="P3" style:family="paragraph" style:parent-style-name="Standard">
      <style:text-properties officeooo:rsid="00185df9" officeooo:paragraph-rsid="00185df9"/>
    </style:style>
    <style:style style:name="P4" style:family="paragraph" style:parent-style-name="Standard">
      <style:text-properties officeooo:rsid="00185df9" officeooo:paragraph-rsid="001a2e19"/>
    </style:style>
    <style:style style:name="P5" style:family="paragraph" style:parent-style-name="Standard">
      <style:text-properties officeooo:rsid="001a2e19" officeooo:paragraph-rsid="001a2e19"/>
    </style:style>
    <style:style style:name="P6" style:family="paragraph" style:parent-style-name="Standard">
      <style:text-properties officeooo:rsid="001a805f" officeooo:paragraph-rsid="001a805f"/>
    </style:style>
    <style:style style:name="P7" style:family="paragraph" style:parent-style-name="Standard">
      <style:text-properties officeooo:rsid="001bc3a1" officeooo:paragraph-rsid="001a805f"/>
    </style:style>
    <style:style style:name="P8" style:family="paragraph" style:parent-style-name="Header">
      <style:text-properties officeooo:rsid="001db58f" officeooo:paragraph-rsid="001db58f"/>
    </style:style>
    <style:style style:name="T1" style:family="text">
      <style:text-properties officeooo:rsid="00185df9"/>
    </style:style>
    <style:style style:name="T2" style:family="text">
      <style:text-properties officeooo:rsid="001a2e19"/>
    </style:style>
    <style:style style:name="T3" style:family="text">
      <style:text-properties officeooo:rsid="001a805f"/>
    </style:style>
    <style:style style:name="T4" style:family="text">
      <style:text-properties officeooo:rsid="001aa0f8"/>
    </style:style>
    <style:style style:name="T5" style:family="text">
      <style:text-properties officeooo:rsid="001db5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1</text:p>
      <text:p text:style-name="P1">a) Sum = 500000</text:p>
      <text:p text:style-name="P6"><text:tab/>This showed me how to pass an argument to a function, simple enough.</text:p>
      <text:p text:style-name="P2">b)<text:span text:style-name="T1">Sum = 50000000</text:span></text:p>
      <text:p text:style-name="P2"><text:tab/><text:span text:style-name="T3">This showed me how to pass a pointer to a function and dereference it for use within the function.</text:span></text:p>
      <text:p text:style-name="P2"/>
      <text:p text:style-name="P5">Part 2</text:p>
      <text:p text:style-name="P3"><text:span text:style-name="T2">a</text:span>)Sum = 50000000</text:p>
      <text:p text:style-name="P6"><text:tab/><text:span text:style-name="T4">This showed me how to invoke a pthread to run concurrently with the main method.</text:span></text:p>
      <text:p text:style-name="P4"><text:span text:style-name="T2">b</text:span>)<text:span text:style-name="T2">Sum = 38155</text:span></text:p>
      <text:p text:style-name="P4"><text:tab/><text:span text:style-name="T4">This showed me that running 2 pthreads simultaneously are going to screw each other up if they use the same variables.</text:span></text:p>
      <text:p text:style-name="P5">c)Sum = 0</text:p>
      <text:p text:style-name="P5"><text:tab/><text:span text:style-name="T4">This showed me how to fix the issue in part b, by using mutex locks</text:span></text:p>
      <text:p text:style-name="P5"/>
      <text:p text:style-name="P5">Part 3</text:p>
      <text:p text:style-name="P6"><text:tab/><text:tab/>Count = 15 in consumer at Iteration = 14</text:p>
      <text:p text:style-name="P6"><text:tab/><text:tab/>Count = 14 in consumer at Iteration = 13</text:p>
      <text:p text:style-name="P6"><text:tab/><text:tab/>Count = 13 in consumer at Iteration = 12</text:p>
      <text:p text:style-name="P6"><text:tab/><text:tab/>Count = 12 in consumer at Iteration = 11</text:p>
      <text:p text:style-name="P6"><text:tab/><text:tab/>Count = 11 in consumer at Iteration = 10</text:p>
      <text:p text:style-name="P6"><text:tab/><text:tab/>Count = 10 in consumer at Iteration = 9</text:p>
      <text:p text:style-name="P6"><text:tab/><text:tab/>Count = 9 in consumer at Iteration = 8</text:p>
      <text:p text:style-name="P6"><text:tab/><text:tab/>Count = 8 in consumer at Iteration = 7</text:p>
      <text:p text:style-name="P6"><text:tab/><text:tab/>Count = 7 in consumer at Iteration = 6</text:p>
      <text:p text:style-name="P6"><text:tab/><text:tab/>Count = 6 in consumer at Iteration = 5</text:p>
      <text:p text:style-name="P6"><text:tab/><text:tab/>Count = 5 in consumer at Iteration = 4</text:p>
      <text:p text:style-name="P6"><text:tab/><text:tab/>Count = 4 in consumer at Iteration = 3</text:p>
      <text:p text:style-name="P6"><text:tab/><text:tab/>Count = 3 in consumer at Iteration = 2</text:p>
      <text:p text:style-name="P6"><text:tab/><text:tab/>Count = 2 in consumer at Iteration = 1</text:p>
      <text:p text:style-name="P6"><text:tab/><text:tab/>Count = 1 in consumer at Iteration = 0</text:p>
      <text:p text:style-name="P6"><text:tab/><text:tab/>All items produced are consumed by the consumer </text:p>
      <text:p text:style-name="P7"/>
      <text:p text:style-name="P7"><text:tab/><text:span text:style-name="T5">I learned how to implement mutex locks within two threads that will finish with a conclusive count value which will run in its own function.</text:span></text:p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db58f" officeooo:paragraph-rsid="001db58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ylan Campbel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20:25:29.984670633</meta:creation-date>
    <dc:date>2016-04-25T22:22:36.835045360</dc:date>
    <meta:editing-duration>PT9M58S</meta:editing-duration>
    <meta:editing-cycles>1</meta:editing-cycles>
    <meta:document-statistic meta:table-count="0" meta:image-count="0" meta:object-count="0" meta:page-count="1" meta:paragraph-count="31" meta:word-count="275" meta:character-count="1358" meta:non-whitespace-character-count="1056"/>
    <meta:generator>LibreOffice/4.2.8.2$Linux_X86_64 LibreOffice_project/420m0$Build-2</meta:generator>
  </office:meta>
</office:document-meta>
</file>